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3:Sheet1.AMJ68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5:09:31.059484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4-24T15:24:05.537652294</dc:date>
    <meta:editing-duration>P9DT5H37M29S</meta:editing-duration>
    <meta:editing-cycles>736</meta:editing-cycles>
    <meta:generator>LibreOffice/6.1.5.2$Linux_X86_64 LibreOffice_project/10$Build-2</meta:generator>
    <meta:document-statistic meta:table-count="1" meta:cell-count="6099" meta:object-count="0"/>
  </office:meta>
</office:document-meta>
</file>